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IDFont+F1" svg:font-family="CIDFont+F1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24292f" loext:opacity="100%" style:font-name="CIDFont+F1" fo:font-size="24pt" style:font-size-asian="24pt"/>
    </style:style>
    <style:style style:name="T2" style:family="text">
      <style:text-properties fo:color="#24292f" loext:opacity="100%" style:font-name="CIDFont+F1" fo:font-size="24pt" officeooo:rsid="001da98c" style:font-size-asian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epo for course: <text:line-break/></text:span><text:span text:style-name="T1">Introduction to Reinforcement Learnin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IDFont+F1" svg:font-family="CIDFont+F1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8T09:43:13.978000000</dc:date>
    <meta:editing-duration>PT12S</meta:editing-duration>
    <meta:editing-cycles>1</meta:editing-cycles>
    <meta:document-statistic meta:table-count="0" meta:image-count="0" meta:object-count="0" meta:page-count="1" meta:paragraph-count="1" meta:word-count="7" meta:character-count="56" meta:non-whitespace-character-count="49"/>
    <meta:generator>LibreOffice/7.3.4.2$Windows_X86_64 LibreOffice_project/728fec16bd5f605073805c3c9e7c4212a0120dc5</meta:generator>
  </office:meta>
</office:document-meta>
</file>